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26000000FA04E233DC2B932CD2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44.45mm"/>
    </style:style>
    <style:style style:name="co25" style:family="table-column">
      <style:table-column-properties fo:break-before="auto" style:column-width="203.92mm"/>
    </style:style>
    <style:style style:name="co26" style:family="table-column">
      <style:table-column-properties fo:break-before="auto" style:column-width="20.62mm"/>
    </style:style>
    <style:style style:name="co27" style:family="table-column">
      <style:table-column-properties fo:break-before="auto" style:column-width="28.75mm"/>
    </style:style>
    <style:style style:name="co28" style:family="table-column">
      <style:table-column-properties fo:break-before="auto" style:column-width="17.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20mm" fo:break-before="auto" style:use-optimal-row-height="tru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12.89mm" fo:break-before="auto" style:use-optimal-row-height="true"/>
    </style:style>
    <style:style style:name="ro13" style:family="table-row">
      <style:table-row-properties style:row-height="16.85mm" fo:break-before="auto" style:use-optimal-row-height="true"/>
    </style:style>
    <style:style style:name="ro14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12.44mm" fo:break-before="auto" style:use-optimal-row-height="false"/>
    </style:style>
    <style:style style:name="ro16" style:family="table-row">
      <style:table-row-properties style:row-height="29.47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7.14mm" fo:break-before="auto" style:use-optimal-row-height="false"/>
    </style:style>
    <style:style style:name="ro20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77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0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4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191" style:family="table-cell" style:parent-style-name="Default">
      <style:table-cell-properties fo:border-bottom="none" style:text-align-source="fix" style:repeat-content="false" fo:border-left="none" fo:padding="0.71mm" fo:border-right="none" fo:border-top="0.06pt solid #000000"/>
      <style:paragraph-properties fo:text-align="center" fo:margin-left="0m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196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45">
      <style:table-cell-properties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04E233DC2B932CD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19-05-20" calcext:value-type="date">
            <text:p>20/05/19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88"/>
        <table:table-column table:style-name="co4" table:default-cell-style-name="ce94"/>
        <table:table-column table:style-name="co4" table:default-cell-style-name="ce88"/>
        <table:table-column table:style-name="co5" table:default-cell-style-name="ce88"/>
        <table:table-column table:style-name="co4" table:default-cell-style-name="ce88"/>
        <table:table-column table:style-name="co6" table:number-columns-repeated="101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101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3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3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2" calcext:value-type="float">
            <text:p>2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1.33333333333333" calcext:value-type="float">
            <text:p>1,3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/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1016"/>
        </table:table-row>
        <table:table-row table:style-name="ro15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15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1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/>
          <table:table-cell table:style-name="ce92"/>
          <table:table-cell table:style-name="ce77"/>
          <table:table-cell table:style-name="ce98"/>
          <table:table-cell table:style-name="ce77"/>
          <table:table-cell table:style-name="ce135" table:formula="of:=IF([.G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37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37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77" table:number-columns-repeated="5"/>
          <table:table-cell table:style-name="ce135" table:formula="of:=IF([.G10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03" table:formula="of:=COUNTA([.A105:.B105])" office:value-type="float" office:value="0" calcext:value-type="float">
            <text:p>0</text:p>
          </table:table-cell>
          <table:table-cell table:style-name="ce116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¡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1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94"/>
        <table:table-column table:style-name="co12" table:default-cell-style-name="ce60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6" table:number-columns-repeated="1008" table:default-cell-style-name="Default"/>
        <table:table-row table:style-name="ro17">
          <table:table-cell table:style-name="ce93" office:value-type="string" calcext:value-type="string">
            <text:p>Resumen de Riesgos</text:p>
          </table:table-cell>
          <table:table-cell table:style-name="ce40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2" calcext:value-type="float">
            <text:p>2</text:p>
          </table:table-cell>
          <table:table-cell table:style-name="ce62" table:formula="of:=[.F4]/[.E4]*[.B4]" office:value-type="float" office:value="1.33333333333333" calcext:value-type="float">
            <text:p>1,33</text:p>
          </table:table-cell>
          <table:table-cell table:style-name="ce53" table:formula="of:=[.F4]/[.E4]*[.C4]" office:value-type="percentage" office:value="0.0444444444444443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7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21" calcext:value-type="float">
            <text:p>21</text:p>
          </table:table-cell>
          <table:table-cell table:style-name="ce63" table:formula="of:=SUM([.G2:.G11])" office:value-type="float" office:value="10.4333333333333" calcext:value-type="float">
            <text:p>10,43</text:p>
          </table:table-cell>
          <table:table-cell table:style-name="ce64" table:formula="of:=SUM([.H2:.H11])" office:value-type="percentage" office:value="0.347777777777778" calcext:value-type="percentage">
            <text:p>34,78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8">
          <table:table-cell>
            <draw:frame table:end-cell-address="Resumen.H31" table:end-x="12.55mm" table:end-y="3.45mm" draw:z-index="0" draw:name="3 Gráfico" draw:style-name="gr3" draw:text-style-name="P3" svg:width="149.84mm" svg:height="89.55mm" svg:x="13.64mm" svg:y="-0.71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8" table:number-rows-repeated="9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8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8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8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88"/>
        <table:table-column table:style-name="co25" table:default-cell-style-name="ce88"/>
        <table:table-column table:style-name="co26" table:default-cell-style-name="ce71"/>
        <table:table-column table:style-name="co27" table:default-cell-style-name="ce75"/>
        <table:table-column table:style-name="co28" table:default-cell-style-name="ce79"/>
        <table:table-column table:style-name="co6" table:number-columns-repeated="1018" table:default-cell-style-name="Default"/>
        <table:table-row table:style-name="ro8">
          <table:table-cell table:style-name="ce188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88" office:value-type="string" calcext:value-type="string">
            <text:p>Impacto</text:p>
          </table:table-cell>
          <table:table-cell table:style-name="ce196" office:value-type="string" calcext:value-type="string">
            <text:p>Probabilidad</text:p>
          </table:table-cell>
          <table:table-cell table:style-name="ce201" office:value-type="string" calcext:value-type="string">
            <text:p>Factor</text:p>
          </table:table-cell>
          <table:table-cell table:number-columns-repeated="1018"/>
        </table:table-row>
        <table:table-row table:style-name="ro19">
          <table:table-cell table:style-name="ce198" office:value-type="string" calcext:value-type="string">
            <text:p>R04</text:p>
          </table:table-cell>
          <table:table-cell table:style-name="ce192" table:formula="of:=[$'Identificación y Evaluación'.$A$24]" office:value-type="string" office:string-value="Cronograma" calcext:value-type="string">
            <text:p>Cronograma</text:p>
          </table:table-cell>
          <table:table-cell table:style-name="ce192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194" table:formula="of:=[$'Identificación y Evaluación'.$G$29]" office:value-type="float" office:value="4" calcext:value-type="float">
            <text:p>4</text:p>
          </table:table-cell>
          <table:table-cell table:style-name="ce197" office:value-type="percentage" office:value="0.4" calcext:value-type="percentage">
            <text:p>40 %</text:p>
          </table:table-cell>
          <table:table-cell table:style-name="ce202" table:formula="of:=[.D2]*[.E2]*100" office:value-type="float" office:value="160" calcext:value-type="float">
            <text:p>160</text:p>
          </table:table-cell>
          <table:table-cell table:number-columns-repeated="1018"/>
        </table:table-row>
        <table:table-row table:style-name="ro18">
          <table:table-cell table:style-name="ce34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3]*[.E3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20">
          <table:table-cell table:style-name="ce198" office:value-type="string" calcext:value-type="string">
            <text:p>R01</text:p>
          </table:table-cell>
          <table:table-cell table:style-name="ce198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198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198" table:formula="of:=[$'Identificación y Evaluación'.$G$43]" office:value-type="float" office:value="4" calcext:value-type="float">
            <text:p>4</text:p>
          </table:table-cell>
          <table:table-cell table:style-name="ce210" office:value-type="percentage" office:value="0.3" calcext:value-type="percentage">
            <text:p>30%</text:p>
          </table:table-cell>
          <table:table-cell table:style-name="ce198" table:formula="of:=[.D4]*[.E4]*100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1018"/>
        </table:table-row>
        <table:table-row table:style-name="ro19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3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132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44">
          <table:table-cell table:number-columns-repeated="5"/>
          <table:table-cell table:style-name="ce78"/>
          <table:table-cell table:number-columns-repeated="1018"/>
        </table:table-row>
        <table:table-row table:style-name="ro18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46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89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64593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nálisis.A1:Análisis.F9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6:29:17.442186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9-05-26T17:02:04.301189020</dc:date>
    <meta:print-date>2009-09-16T17:06:17</meta:print-date>
    <meta:editing-duration>PT9H30M55S</meta:editing-duration>
    <meta:editing-cycles>50</meta:editing-cycles>
    <meta:generator>LibreOffice/6.0.7.3$Linux_X86_64 LibreOffice_project/00m0$Build-3</meta:generator>
    <meta:document-statistic meta:table-count="4" meta:cell-count="4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7cm" svg:y="0.221cm" chart:style-name="ch2">
          <text:p>Resumen de Riesgos</text:p>
        </chart:title>
        <chart:plot-area chart:style-name="ch3" table:cell-range-address="Resumen.A2:Resumen.A11 Resumen.H1:Resumen.H11" chart:data-source-has-labels="both" svg:x="0.876cm" svg:y="1.152cm" svg:width="14.401cm" svg:height="7.672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